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Info.createConstructorInfo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structorInfo.get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ructorInfo.addParameter( ParameterInfo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tructorInfo.setDisplayName( String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Info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structorInfo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